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DengXian" svg:font-family="DengXian" style:font-family-generic="system" style:font-pitch="variable" svg:panose-1="2 1 6 0 3 1 1 1 1 1"/>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inherit" svg:font-family="inherit" style:font-family-generic="roman" svg:panose-1="0 0 0 0 0 0 0 0 0 0"/>
    <style:font-face style:name="DengXian Light" svg:font-family="DengXian Light" style:font-family-generic="system" style:font-pitch="variable" svg:panose-1="2 1 6 0 3 1 1 1 1 1"/>
  </office:font-face-decls>
  <office:automatic-styles>
    <style:style style:name="P1" style:parent-style-name="HTML预设格式" style:master-page-name="MP0" style:family="paragraph">
      <style:paragraph-properties fo:break-before="page" style:line-height-at-least="0.375in" fo:background-color="#F8F9FA"/>
    </style:style>
    <style:style style:name="T2" style:parent-style-name="y2iqfc" style:family="text">
      <style:text-properties style:font-name="inherit" fo:color="#202124" fo:font-size="14pt" style:font-size-asian="14pt" style:font-size-complex="14pt" fo:language="de" fo:country="DE"/>
    </style:style>
    <style:style style:name="P3" style:parent-style-name="HTML预设格式" style:family="paragraph">
      <style:paragraph-properties style:line-height-at-least="0.375in" fo:background-color="#F8F9FA"/>
    </style:style>
    <style:style style:name="T4" style:parent-style-name="y2iqfc" style:family="text">
      <style:text-properties style:font-name="inherit" fo:color="#202124" fo:font-size="14pt" style:font-size-asian="14pt" style:font-size-complex="14pt" fo:language="de" fo:country="DE"/>
    </style:style>
    <style:style style:name="P5" style:parent-style-name="HTML预设格式" style:family="paragraph">
      <style:paragraph-properties style:line-height-at-least="0.375in" fo:background-color="#F8F9FA"/>
    </style:style>
    <style:style style:name="T6" style:parent-style-name="y2iqfc" style:family="text">
      <style:text-properties style:font-name="inherit" fo:color="#202124" fo:font-size="14pt" style:font-size-asian="14pt" style:font-size-complex="14pt" fo:language="de" fo:country="DE"/>
    </style:style>
    <style:style style:name="P7" style:parent-style-name="HTML预设格式" style:family="paragraph">
      <style:paragraph-properties style:line-height-at-least="0.375in" fo:background-color="#F8F9FA"/>
    </style:style>
    <style:style style:name="P8" style:parent-style-name="HTML预设格式" style:family="paragraph">
      <style:paragraph-properties style:line-height-at-least="0.375in" fo:background-color="#F8F9FA"/>
    </style:style>
    <style:style style:name="P9" style:parent-style-name="HTML预设格式" style:family="paragraph">
      <style:paragraph-properties style:line-height-at-least="0.375in" fo:background-color="#F8F9FA"/>
    </style:style>
    <style:style style:name="T10" style:parent-style-name="y2iqfc" style:family="text">
      <style:text-properties style:font-name="inherit" fo:color="#202124" fo:font-size="14pt" style:font-size-asian="14pt" style:font-size-complex="14pt" fo:language="de" fo:country="DE"/>
    </style:style>
    <style:style style:name="P11" style:parent-style-name="HTML预设格式" style:family="paragraph">
      <style:paragraph-properties style:line-height-at-least="0.375in" fo:background-color="#F8F9FA"/>
    </style:style>
    <style:style style:name="T12" style:parent-style-name="y2iqfc" style:family="text">
      <style:text-properties style:font-name="inherit" fo:color="#202124" fo:font-size="14pt" style:font-size-asian="14pt" style:font-size-complex="14pt" fo:language="de" fo:country="DE"/>
    </style:style>
    <style:style style:name="P13" style:parent-style-name="HTML预设格式" style:family="paragraph">
      <style:paragraph-properties style:line-height-at-least="0.375in" fo:background-color="#F8F9FA"/>
    </style:style>
    <style:style style:name="T14" style:parent-style-name="y2iqfc" style:family="text">
      <style:text-properties style:font-name="inherit" fo:color="#202124" fo:font-size="14pt" style:font-size-asian="14pt" style:font-size-complex="14pt" fo:language="de" fo:country="DE"/>
    </style:style>
    <style:style style:name="P15" style:parent-style-name="HTML预设格式" style:family="paragraph">
      <style:paragraph-properties style:line-height-at-least="0.375in" fo:background-color="#F8F9FA"/>
    </style:style>
    <style:style style:name="T16" style:parent-style-name="y2iqfc" style:family="text">
      <style:text-properties style:font-name="inherit" fo:color="#202124" fo:font-size="14pt" style:font-size-asian="14pt" style:font-size-complex="14pt" fo:language="de" fo:country="DE"/>
    </style:style>
    <style:style style:name="T17" style:parent-style-name="y2iqfc" style:family="text">
      <style:text-properties style:font-name="inherit" fo:color="#202124" fo:font-size="21pt" style:font-size-asian="21pt" style:font-size-complex="21pt" fo:language="de" fo:country="DE"/>
    </style:style>
    <style:style style:name="T18" style:parent-style-name="y2iqfc" style:family="text">
      <style:text-properties style:font-name="inherit" fo:color="#202124" fo:font-size="14pt" style:font-size-asian="14pt" style:font-size-complex="14pt" fo:language="de" fo:country="DE"/>
    </style:style>
    <style:style style:name="P19" style:parent-style-name="HTML预设格式" style:family="paragraph">
      <style:paragraph-properties style:line-height-at-least="0.375in" fo:background-color="#F8F9FA"/>
    </style:style>
    <style:style style:name="T20" style:parent-style-name="y2iqfc" style:family="text">
      <style:text-properties style:font-name="inherit" fo:color="#202124" fo:font-size="14pt" style:font-size-asian="14pt" style:font-size-complex="14pt" fo:language="de" fo:country="DE"/>
    </style:style>
    <style:style style:name="P21" style:parent-style-name="正文" style:family="paragraph">
      <style:text-properties fo:language="de" fo:country="DE"/>
    </style:style>
  </office:automatic-styles>
  <office:body>
    <office:text text:use-soft-page-breaks="true">
      <text:p text:style-name="P1"><text:span text:style-name="T2">Wenn bei einem überwachten Patienten eine versehentlich diagnostizierte Krankheit oder ein potenzielles Gesundheitsrisiko festgestellt wird, sollten wir ihn informieren?</text:span></text:p>
      <text:p text:style-name="P3"><text:span text:style-name="T4">Die Menschen haben das Recht auf Autonomie.Im Allgemeinen haben die Patienten das Recht auf informierte Einwilligung (das heißt, die Patienten haben das Recht, ihren eigenen Zustand zu kennen und können entscheiden, ob sie medizinische Präventionsmaßnahmen ergreifen und Medikamente durch medizinisches Personal einnehmen). Dies ist gesetzlich geschützt, aber das Gesetz schreibt auch vor, dass die „Einwilligung nach Aufklärung“ auf der Fähigkeit des Patienten beruht, selbstständig Entscheidungen zu treffen, d. h. Patienten mit Autonomie verfügen über entsprechende kognitive Fähigkeiten, und kognitive Fähigkeiten hängen von der Fähigkeit des Patienten ab, die Natur zu verstehen und Zweck der Behandlung, einschließlich der Auswirkungen der Behandlung auf den Körper, der Folgen einer Nichtbehandlung und des Verständnisses der verschiedenen Risiken und Nebenwirkungen, die vom Arzt erklärt werden. Zum Beispiel (wenn der Blutzuckerzustand des Patienten akut in einen hyperosmolaren Zustand (HHS) übergeht, was in schweren Fällen sogar zu schwerer Dehydratation, Verwirrtheit und sogar Koma führen kann), dann hat der Patient nicht die entsprechende Kognition in dieser Notfallfähigkeit selbstständig richtige und wirksame Entscheidungen zu treffen. Und der Patient befindet sich in einem kritischen Zustand. Zu diesem Zeitpunkt sollte der Hauptzweck darin bestehen, den Patienten zu schützen und die richtigen Maßnahmen zu ergreifen. Wenn Patienten keine richtigen Entscheidungen treffen können und keine kognitiven Fähigkeiten haben, sollte die Autonomie künstlich eingegriffen und eingeschränkt werden. In diesem Fall ist es oft effizienter und richtiger, den Arzt oder die Angehörigen des Patienten früher zu informieren, als den Patienten, der die Autonomie verloren hat, zu informieren.Daher sollte vor der Information des Patienten beurteilt werden, ob der Patient dazu in der Lage ist subjektive Entscheidungen treffen, und der Patient, ob die Entscheidung wirksam sein sollte. Liegt keine entsprechende Fähigkeit vor, muss der Patient nicht informiert werden. Gleichzeitig kann der Zustand des Patienten auch zusätzlichen psychologischen Druck und Panik beim Patienten verursachen und dem Patienten sogar psychologischen und spirituellen Schaden zufügen (Laut dem medizinischen Handbuch hat der Patient eine oder mehrere signifikante negative Psychologie oder Verhaltensweisen. Faktoren, die bestehende Erkrankungen (z. B. Diabetes, Herzerkrankungen) oder Symptome (z. B. Schmerzen) negativ beeinflussen. Diese Faktoren können das Risiko für Leiden, Tod oder Behinderung erhöhen; die zugrunde liegende Erkrankung verschlimmern, wenn sie weiterhin bestehen. Informieren Sie den Patienten , anstatt den Zustand zu verschlimmern, verstößt gegen medizinische Prinzipien, die die Gesundheit und das Wohlbefinden des Patienten in den Vordergrund stellen. () wird auch gegen den von der Anwendungssoftware genannten Zweck von Live Happy Ever After verstoßen. ()</text:span></text:p>
      <text:p text:style-name="P5"><text:span text:style-name="T6">Aus psychologischer Sicht scheint die „Nichtaufklärung des Patienten“ für den Patienten geeigneter und für den Patienten sehr hilfreich, um die durch die Krankheit verursachten psychischen Schäden zu vermeiden und auch der Behandlung und Genesung des Patienten zu helfen . Diese Art der Bevormundung widerspricht jedoch der informierten Einwilligung des Patienten und widerspricht auch dem ursprünglichen Zweck der Produktanwendung und kann sogar zu einer Vertrauenskrise der Patienten in das Produkt führen, wodurch die Verwendung der Anwendung verringert wird. Daher sollte auch abgewogen werden, welches Risiko für die Erkrankung selbst und die erzeugte Panik besteht, welches dem Patienten weniger Schaden zufügt und welches der Behandlung der Erkrankung förderlicher ist.</text:span></text:p>
      <text:p text:style-name="P7"/>
      <text:p text:style-name="P8"/>
      <text:p text:style-name="P9"><text:span text:style-name="T10">Wenn bei einem Patienten während der Überwachung eine zufällig diagnostizierte Krankheit oder eine potenzielle Gesundheitsgefährdung festgestellt wird, sollten wir den Patienten im Voraus fragen, ob er informiert werden muss, und der Patient entscheidet, ob er informiert werden möchte. Als Anwendungssoftware sollten wir respektieren und den eigenen Wünschen des Patienten zustimmen und entsprechende Maßnahmen ergreifen. In der Medizin stellt die informierte Einwilligung einen äußerst wichtigen Teil dar, der darauf abzielt, die Autonomie der Patienten zu schützen Autonomie bedeutet, dass Patienten das Recht haben, sich über ihren Zustand zu erkundigen, eine Diagnose und einen Behandlungsplan im Diagnose- und Behandlungsprozess zu akzeptieren, abzulehnen oder zu wählen Dies ist nach geltendem Recht und moralischer Ethik erforderlich. Für jede medizinische Einrichtung und jedes Produkt sollte sie sich an das Gesetz halten und darauf bestehen, die Rechte der Patienten zu schützen. Dies steht auch im Einklang mit den medizinischen Leitlinien der Genfer Deklaration zur Achtung der Autonomie und Würde der Patienten. Im Vergleich zu paternalistischem Verhalten fühlen sich die Patienten durch Fragen respektiert, dies ist der Schutz der Menschenrechte der Patienten, da es den Patienten so gut wie möglich hilft, aber auch besser auf die Bedürfnisse der Patienten selbst eingeht. Der Wunsch des Patienten spielt dabei eine entscheidende Rolle. Patienten zu fragen ist ein Prozess, Patienten zu bitten, ihre Bedürfnisse zu äußern, und entsprechende Maßnahmen in Übereinstimmung mit den Wünschen von Patienten zu ergreifen, um die Bedürfnisse von Patienten zu erfüllen. Wenn die Wünsche der Menschen erfüllt sind, werden sie sich glücklich fühlen, was auch mit Aristoteles' Definition des höchsten Gutes und Glücks übereinstimmt, die in der Theorie der Tugend vorgeschlagen wird.</text:span></text:p>
      <text:p text:style-name="P11"><text:span text:style-name="T12">Es ist jedoch zu beachten, dass wir immer noch beurteilen müssen, ob der Patient über die Fähigkeit zur Autonomie verfügt. Die Entscheidung eines Patienten ohne Autonomiefähigkeit ist nicht referenziell. Der Entscheidungsfehler des Patienten führt zu schwerwiegenden Konsequenzen. Um Um den durch den Entscheidungsfehler verursachten Schaden zu vermeiden, ist es notwendig, die Entscheidung des Patienten abzuwägen, bevor die Entscheidung des Patienten übernommen wird.</text:span></text:p>
      <text:p text:style-name="P13"><text:span text:style-name="T14">Ob die volle Autonomie des Patienten in Frage gestellt werden sollte. Entsprechend verwenden wir die Methode des Boostens, um Patienten mehr über die relevanten Informationen zu informieren, damit Patienten über die entsprechende Krankheit nachdenken und eine gelassene Entscheidung treffen können. Verbessern Sie die Fähigkeit der Patienten, Entscheidungen zu treffen, und treffen Sie ihre Entscheidungen korrekter und vernünftiger. Beim Boosten sollten wir das Thema Zeit berücksichtigen, denn nur wenn Patienten mehr Zeitressourcen zur Verfügung gestellt werden, können sie solche Entscheidungen besser treffen.</text:span></text:p>
      <text:p text:style-name="P15"><text:span text:style-name="T16">Bei</text:span><text:span text:style-name="T17"><text:s/></text:span><text:span text:style-name="T18">Softwareanwendungen ist es sehr wichtig, Patienten zu fragen und ihre Entscheidungen zu respektieren, was das Wohlwollen des Patienten verbessert und somit stärkeres Vertrauen aufbaut. Und Vertrauen kann den Behandlungseffekt und die Zufriedenheit der Patienten steigern, gleichzeitig kann es auch die Arbeitseffizienz von Softwareanwendungen verbessern und die Patienten aktiver machen, unabhängige und angemessene Entscheidungen zu treffen. Beispiele aus der Biobankforschung zeigen, dass Vertrauen und Autonomie sich gegenseitig ergänzen oder verstärken können. Es besteht kein Konflikt zwischen Patientenvertrauen und -autonomie Patienten werden und sollten ihre Autonomie nicht aufgrund von Vertrauen aufgeben, und Softwareanwendungen werden die Patientenautonomie nicht durch übermäßigen Gebrauch des Patientenvertrauens beeinträchtigen. Wenn übermäßiges Vertrauen in Abhängigkeit umschlägt, kann dies die Autonomie des Patienten verletzen. Vertrauen ist der Glaube, dass eine Person ein gewünschtes Ergebnis erzielen wird, anstatt</text:span></text:p>
      <text:p text:style-name="P19"><text:span text:style-name="T20">Angst vor Kosten oder Repressalien wird erlebt, wenn man von einer anderen Agentur als dem eigenen Selbst abhängig ist. () In Bezug auf die Beziehung zwischen Patienten und Technologie basiert der Einsatz von Technologie auf einem stabilen Vertrauensverhältnis.Wenn die Technologie eine hohe Zuverlässigkeit und Genauigkeit aufweist, können Patienten ihr Vertrauen in die Technologie stärken. Es ist jedoch zu beachten, dass sich der Einsatz von Technologie an den Wünschen und Bedürfnissen des Patienten orientieren sollte, wenn die Technologie gegen den Willen durchgeführt wird, also der Wunsch des Patienten nicht respektiert wird, eine Vertrauenskrise in Softwareanwendungen, die reduziert wiederum die Verwendung von Softwareanwendungen. Daher ist es nicht nur ein respektvoller Umgang mit den Patienten, sondern auch eine gute Möglichkeit, Vertrauen zu bewahren, wenn die Entscheidungsgewalt in die Hände der Patienten gelegt wird.</text:span></text:p>
      <text:p text:style-name="P2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DengXian" svg:font-family="DengXian" style:font-family-generic="system" style:font-pitch="variable" svg:panose-1="2 1 6 0 3 1 1 1 1 1"/>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inherit" svg:font-family="inherit" style:font-family-generic="roman" svg:panose-1="0 0 0 0 0 0 0 0 0 0"/>
    <style:font-face style:name="DengXian Light" svg:font-family="DengXian Light" style:font-family-generic="system" style:font-pitch="variable" svg:panose-1="2 1 6 0 3 1 1 1 1 1"/>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2916in"/>
      <style:text-properties style:font-name="DengXian" style:font-name-asian="DengXi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0.5pt" style:font-size-asian="10.5pt" style:font-size-complex="11pt" fo:background-color="transparent" style:text-underline-type="none" style:text-underline-color="font-color" style:text-emphasize="none" fo:language="en" fo:country="US" style:language-asian="zh" style:country-asian="CN" style:language-complex="ar" style:country-complex="SA" style:text-combine="none" fo:hyphenate="true"/>
    </style:default-style>
    <style:style style:name="正文" style:display-name="正文" style:family="paragraph">
      <style:paragraph-properties fo:widows="0" fo:orphans="0" fo:text-align="justify"/>
      <style:text-properties fo:hyphenate="false"/>
    </style:style>
    <style:style style:name="默认段落字体" style:display-name="默认段落字体" style:family="text"/>
    <style:style style:name="HTML预设格式" style:display-name="HTML 预设格式" style:family="paragraph" style:parent-style-name="正文">
      <style:paragraph-properties fo:widows="2" fo:orphans="2" fo:text-align="start">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SimSun" style:font-name-asian="SimSun" style:font-name-complex="SimSun" style:letter-kerning="false" fo:font-size="12pt" style:font-size-asian="12pt" style:font-size-complex="12pt" fo:hyphenate="false"/>
    </style:style>
    <style:style style:name="HTML预设格式字符" style:display-name="HTML 预设格式 字符" style:family="text" style:parent-style-name="默认段落字体">
      <style:text-properties style:font-name="SimSun" style:font-name-asian="SimSun" style:font-name-complex="SimSun" style:letter-kerning="false" fo:font-size="12pt" style:font-size-asian="12pt" style:font-size-complex="12pt"/>
    </style:style>
    <style:style style:name="y2iqfc" style:display-name="y2iqfc" style:family="text" style:parent-style-name="默认段落字体"/>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7875in" fo:margin-right="0.984in" style:num-format="1" style:writing-mode="lr-tb" style:layout-grid-mode="line" style:layout-grid-lines="45" style:layout-grid-base-width="0in">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Wang Youran</meta:initial-creator>
    <dc:creator>Wang Youran</dc:creator>
    <meta:creation-date>2023-03-01T19:33:00Z</meta:creation-date>
    <dc:date>2023-03-02T01:24:00Z</dc:date>
    <meta:template xlink:href="Normal" xlink:type="simple"/>
    <meta:editing-cycles>2</meta:editing-cycles>
    <meta:editing-duration>PT3000S</meta:editing-duration>
    <meta:document-statistic meta:page-count="1" meta:paragraph-count="17" meta:word-count="1324" meta:character-count="8855" meta:row-count="62" meta:non-whitespace-character-count="7548"/>
  </office:meta>
</office:document-meta>
</file>